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0141c8c" officeooo:paragraph-rsid="0008f4ab"/>
    </style:style>
    <style:style style:name="P2" style:family="paragraph" style:parent-style-name="Preformatted_20_Text">
      <style:paragraph-properties fo:widows="1"/>
      <style:text-properties fo:font-variant="normal" fo:text-transform="none" fo:color="#000000" fo:letter-spacing="normal" officeooo:paragraph-rsid="0008f4ab"/>
    </style:style>
    <style:style style:name="P3" style:family="paragraph" style:parent-style-name="Preformatted_20_Text">
      <style:paragraph-properties fo:widows="1"/>
      <style:text-properties fo:font-variant="normal" fo:text-transform="none" fo:color="#ff0000" fo:letter-spacing="normal" officeooo:paragraph-rsid="0008f4ab"/>
    </style:style>
    <style:style style:name="P4" style:family="paragraph" style:parent-style-name="Preformatted_20_Text">
      <style:paragraph-properties fo:widows="1"/>
      <style:text-properties officeooo:paragraph-rsid="0008f4ab"/>
    </style:style>
    <style:style style:name="P5" style:family="paragraph" style:parent-style-name="Preformatted_20_Text">
      <style:paragraph-properties fo:margin-top="0cm" fo:margin-bottom="0.499cm" loext:contextual-spacing="false" fo:widows="1"/>
      <style:text-properties officeooo:paragraph-rsid="0008f4ab"/>
    </style:style>
    <style:style style:name="P6" style:family="paragraph" style:parent-style-name="Preformatted_20_Text">
      <style:paragraph-properties fo:margin-top="0cm" fo:margin-bottom="0.499cm" loext:contextual-spacing="false" fo:widows="1"/>
      <style:text-properties fo:font-variant="normal" fo:text-transform="none" fo:color="#000000" fo:letter-spacing="normal" officeooo:paragraph-rsid="0008f4ab"/>
    </style:style>
    <style:style style:name="P7" style:family="paragraph" style:parent-style-name="Standard">
      <style:text-properties fo:color="#800000" fo:font-size="14pt" officeooo:rsid="0008f4ab" officeooo:paragraph-rsid="0008f4ab" style:font-size-asian="14pt" style:font-size-complex="14pt"/>
    </style:style>
    <style:style style:name="P8" style:family="paragraph" style:parent-style-name="Standard">
      <style:text-properties fo:color="#800000" fo:font-size="12pt" officeooo:rsid="0008f4ab" officeooo:paragraph-rsid="0008f4ab" style:font-size-asian="12pt" style:font-size-complex="12pt"/>
    </style:style>
    <style:style style:name="P9" style:family="paragraph" style:parent-style-name="Standard">
      <style:text-properties fo:color="#800000" fo:font-size="12pt" fo:font-weight="normal" officeooo:rsid="0008f4ab" officeooo:paragraph-rsid="0008f4ab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800000" fo:font-size="11pt" officeooo:rsid="0008f4ab" officeooo:paragraph-rsid="0008f4ab" style:font-size-asian="11pt" style:font-size-complex="11pt"/>
    </style:style>
    <style:style style:name="P11" style:family="paragraph" style:parent-style-name="Standard">
      <style:text-properties fo:font-weight="bold" officeooo:rsid="00141c8c" officeooo:paragraph-rsid="0008f4ab" style:font-weight-asian="bold" style:font-weight-complex="bold"/>
    </style:style>
    <style:style style:name="P12" style:family="paragraph" style:parent-style-name="Standard">
      <style:text-properties fo:font-size="11pt" fo:font-weight="bold" officeooo:paragraph-rsid="0008f4ab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font-weight="bold" officeooo:rsid="0008f4ab" officeooo:paragraph-rsid="0008f4ab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2pt" officeooo:rsid="0008f4ab" officeooo:paragraph-rsid="0008f4ab" style:font-size-asian="12pt" style:font-size-complex="12pt"/>
    </style:style>
    <style:style style:name="P15" style:family="paragraph" style:parent-style-name="Standard">
      <style:paragraph-properties fo:margin-top="0cm" fo:margin-bottom="0.499cm" loext:contextual-spacing="false" fo:widows="1"/>
      <style:text-properties fo:font-variant="normal" fo:text-transform="none" fo:color="#000000" fo:font-size="14pt" fo:letter-spacing="normal" fo:font-style="normal" fo:font-weight="bold" officeooo:rsid="00141c8c" officeooo:paragraph-rsid="0008f4ab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.499cm" loext:contextual-spacing="false" fo:widows="1"/>
      <style:text-properties fo:font-variant="normal" fo:text-transform="none" fo:color="#000000" fo:letter-spacing="normal" fo:font-weight="bold" officeooo:rsid="00141c8c" officeooo:paragraph-rsid="0008f4ab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4d459" style:font-size-asian="14pt" style:font-size-complex="14pt"/>
    </style:style>
    <style:style style:name="T3" style:family="text">
      <style:text-properties fo:font-size="14pt" officeooo:rsid="0008f4ab" style:font-size-asian="14pt" style:font-size-complex="14pt"/>
    </style:style>
    <style:style style:name="T4" style:family="text">
      <style:text-properties fo:font-size="14pt" fo:font-style="normal" fo:font-weight="normal" style:font-size-asian="14pt" style:font-size-complex="14pt"/>
    </style:style>
    <style:style style:name="T5" style:family="text">
      <style:text-properties fo:font-size="14pt" fo:font-style="normal" fo:font-weight="normal" officeooo:rsid="0014d459" style:font-size-asian="14pt" style:font-size-complex="14pt"/>
    </style:style>
    <style:style style:name="T6" style:family="text">
      <style:text-properties fo:font-size="14pt" fo:font-style="normal" style:font-size-asian="14pt" style:font-size-complex="14pt"/>
    </style:style>
    <style:style style:name="T7" style:family="text">
      <style:text-properties fo:font-size="14pt" fo:font-style="normal" officeooo:rsid="0014d459" style:font-size-asian="14pt" style:font-size-complex="14pt"/>
    </style:style>
    <style:style style:name="T8" style:family="text">
      <style:text-properties officeooo:rsid="001a6341"/>
    </style:style>
    <style:style style:name="T9" style:family="text">
      <style:text-properties fo:font-style="normal" fo:font-weight="normal"/>
    </style:style>
    <style:style style:name="T10" style:family="text">
      <style:text-properties fo:color="#ff0000"/>
    </style:style>
    <style:style style:name="T11" style:family="text">
      <style:text-properties fo:color="#ff0000" fo:font-style="normal" fo:font-weight="normal"/>
    </style:style>
    <style:style style:name="T12" style:family="text">
      <style:text-properties fo:font-variant="normal" fo:text-transform="none" fo:color="#000000" fo:letter-spacing="normal"/>
    </style:style>
    <style:style style:name="T13" style:family="text">
      <style:text-properties fo:font-variant="normal" fo:text-transform="none" fo:color="#000000" fo:letter-spacing="normal" fo:font-style="normal" fo:font-weight="normal"/>
    </style:style>
    <style:style style:name="T14" style:family="text">
      <style:text-properties fo:font-variant="normal" fo:text-transform="none" fo:color="#ff0000" style:font-name="Monospace" fo:letter-spacing="normal" fo:font-style="normal" fo:font-weight="normal" officeooo:rsid="0008f4ab"/>
    </style:style>
    <style:style style:name="T15" style:family="text">
      <style:text-properties fo:font-variant="normal" fo:text-transform="none" fo:color="#7f0055" style:font-name="Monospace" fo:font-size="10pt" fo:letter-spacing="normal" fo:font-style="normal" officeooo:rsid="0008f4ab" fo:background-color="#e8f2fe" loext:char-shading-value="0" style:font-size-asian="10pt"/>
    </style:style>
    <style:style style:name="T16" style:family="text">
      <style:text-properties fo:font-variant="normal" fo:text-transform="none" fo:color="#7f0055" style:font-name="Monospace" fo:letter-spacing="normal" fo:font-style="normal" officeooo:rsid="0008f4ab" fo:background-color="#e8f2fe" loext:char-shading-value="0"/>
    </style:style>
    <style:style style:name="T17" style:family="text">
      <style:text-properties officeooo:rsid="0008f4ab"/>
    </style:style>
    <style:style style:name="T18" style:family="text">
      <style:text-properties fo:color="#800000"/>
    </style:style>
    <style:style style:name="T19" style:family="text">
      <style:text-properties fo:color="#7f0055" style:font-name="Monospace" fo:font-size="10pt" fo:font-weight="bold" style:font-size-asian="10pt" style:font-weight-asian="bold"/>
    </style:style>
    <style:style style:name="T20" style:family="text">
      <style:text-properties fo:color="#7f0055" style:font-name="Monospace" fo:font-size="10pt" style:font-size-asian="10pt"/>
    </style:style>
    <style:style style:name="T21" style:family="text">
      <style:text-properties fo:color="#7f0055" style:font-name="Monospace" fo:font-size="10pt" fo:background-color="#e8f2fe" loext:char-shading-value="0" style:font-size-asian="10pt"/>
    </style:style>
    <style:style style:name="T22" style:family="text">
      <style:text-properties fo:color="#7f0055" style:font-name="Monospace" fo:font-size="10pt" officeooo:rsid="0008f4ab" fo:background-color="#e8f2fe" loext:char-shading-value="0" style:font-size-asian="10pt"/>
    </style:style>
    <style:style style:name="T23" style:family="text">
      <style:text-properties fo:color="#7f0055" style:font-name="Monospace"/>
    </style:style>
    <style:style style:name="T24" style:family="text">
      <style:text-properties fo:color="#7f0055" style:font-name="Monospace" fo:background-color="#e8f2fe" loext:char-shading-value="0"/>
    </style:style>
    <style:style style:name="T25" style:family="text">
      <style:text-properties fo:color="#7f0055" style:font-name="Monospace" officeooo:rsid="0008f4ab" fo:background-color="#e8f2fe" loext:char-shading-value="0"/>
    </style:style>
    <style:style style:name="T26" style:family="text">
      <style:text-properties fo:color="#000000" style:font-name="Monospace" fo:font-size="10pt" style:font-size-asian="10pt"/>
    </style:style>
    <style:style style:name="T27" style:family="text">
      <style:text-properties fo:color="#000000" style:font-name="Monospace" fo:font-size="10pt" officeooo:rsid="0008f4ab" style:font-size-asian="10pt" style:font-size-complex="14pt"/>
    </style:style>
    <style:style style:name="T28" style:family="text">
      <style:text-properties fo:color="#000000" style:font-name="Monospace" fo:font-size="10pt" fo:background-color="#d4d4d4" loext:char-shading-value="0" style:font-size-asian="10pt"/>
    </style:style>
    <style:style style:name="T29" style:family="text">
      <style:text-properties fo:color="#000000" style:font-name="Monospace" fo:font-size="10pt" fo:background-color="#e8f2fe" loext:char-shading-value="0" style:font-size-asian="10pt"/>
    </style:style>
    <style:style style:name="T30" style:family="text">
      <style:text-properties fo:color="#000000" style:font-name="Monospace"/>
    </style:style>
    <style:style style:name="T31" style:family="text">
      <style:text-properties fo:color="#000000" style:font-name="Monospace" fo:background-color="#d4d4d4" loext:char-shading-value="0"/>
    </style:style>
    <style:style style:name="T32" style:family="text">
      <style:text-properties fo:color="#000000" style:font-name="Monospace" officeooo:rsid="0008f4ab"/>
    </style:style>
    <style:style style:name="T33" style:family="text">
      <style:text-properties fo:color="#000000" style:font-name="Monospace" fo:background-color="#e8f2fe" loext:char-shading-value="0"/>
    </style:style>
    <style:style style:name="T34" style:family="text">
      <style:text-properties fo:color="#2a00ff" style:font-name="Monospace" fo:font-size="10pt" style:font-size-asian="10pt"/>
    </style:style>
    <style:style style:name="T35" style:family="text">
      <style:text-properties fo:color="#2a00ff" style:font-name="Monospace" fo:font-size="10pt" fo:background-color="#e8f2fe" loext:char-shading-value="0" style:font-size-asian="10pt"/>
    </style:style>
    <style:style style:name="T36" style:family="text">
      <style:text-properties fo:color="#2a00ff" style:font-name="Monospace"/>
    </style:style>
    <style:style style:name="T37" style:family="text">
      <style:text-properties fo:color="#2a00ff" style:font-name="Monospace" fo:background-color="#e8f2fe" loext:char-shading-value="0"/>
    </style:style>
    <style:style style:name="T38" style:family="text">
      <style:text-properties fo:color="#6a3e3e" style:font-name="Monospace" fo:font-size="10pt" style:font-size-asian="10pt"/>
    </style:style>
    <style:style style:name="T39" style:family="text">
      <style:text-properties fo:color="#6a3e3e" style:font-name="Monospace" fo:font-size="10pt" fo:background-color="#e8f2fe" loext:char-shading-value="0" style:font-size-asian="10pt"/>
    </style:style>
    <style:style style:name="T40" style:family="text">
      <style:text-properties fo:color="#6a3e3e" style:font-name="Monospace"/>
    </style:style>
    <style:style style:name="T41" style:family="text">
      <style:text-properties fo:color="#6a3e3e" style:font-name="Monospace" fo:background-color="#e8f2fe" loext:char-shading-value="0"/>
    </style:style>
    <style:style style:name="T42" style:family="text">
      <style:text-properties fo:color="#0000c0" style:font-name="Monospace" fo:font-size="10pt" style:font-size-asian="10pt"/>
    </style:style>
    <style:style style:name="T43" style:family="text">
      <style:text-properties fo:color="#0000c0"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File Path : </text:span><text:span text:style-name="T2">frameworks/base/core/java/android/net/NetworkUtils.java</text:span></text:p>
      <text:p text:style-name="P15">Line No: 3<text:span text:style-name="T8">17</text:span></text:p>
      <text:p text:style-name="P15"/>
      <text:p text:style-name="P1"><text:s/><text:span text:style-name="T9">public static void maskRawAddress(byte[] array, int prefixLength) {</text:span></text:p>
      <text:p text:style-name="P2"><text:s text:c="8"/><text:span text:style-name="T9">if (prefixLength &lt; 0 || prefixLength &gt; array.length * 8) {</text:span></text:p>
      <text:p text:style-name="P2"><text:s text:c="11"/><text:span text:style-name="T10"><text:s/></text:span><text:span text:style-name="T11">throw new RuntimeException("IP address with " + array.length +</text:span></text:p>
      <text:p text:style-name="P3"><text:s text:c="20"/><text:span text:style-name="T9">" bytes has invalid prefix length " + prefixLength);</text:span></text:p>
      <text:p text:style-name="P5"><text:span text:style-name="T12"><text:s text:c="8"/></text:span><text:span text:style-name="T13">}</text:span></text:p>
      <text:p text:style-name="P5"><text:span text:style-name="T13"/></text:p>
      <text:p text:style-name="P12"><text:span text:style-name="T17">Violations in: </text:span><text:span text:style-name="T23">throw</text:span><text:span text:style-name="T30"> </text:span><text:span text:style-name="T23">new</text:span><text:span text:style-name="T30"> </text:span><text:span text:style-name="T31">RuntimeException</text:span><text:span text:style-name="T30">(</text:span><text:span text:style-name="T36">"IP address with "</text:span><text:span text:style-name="T30"> + </text:span><text:span text:style-name="T40">array</text:span><text:span text:style-name="T30">.</text:span><text:span text:style-name="T43">length</text:span><text:span text:style-name="T30"> +</text:span></text:p>
      <text:p text:style-name="P13"><text:span text:style-name="T30"><text:s text:c="20"/></text:span><text:span text:style-name="T36">" bytes has invalid prefix length "</text:span><text:span text:style-name="T30"> + </text:span><text:span text:style-name="T40">prefixLength</text:span><text:span text:style-name="T30">);</text:span></text:p>
      <text:p text:style-name="P13"><text:span text:style-name="T30"/></text:p>
      <text:p text:style-name="P12"><text:span text:style-name="T32">AST of </text:span><text:span text:style-name="T23">throw</text:span><text:span text:style-name="T30"> </text:span><text:span text:style-name="T23">new</text:span><text:span text:style-name="T30"> </text:span><text:span text:style-name="T31">RuntimeException</text:span><text:span text:style-name="T30">(</text:span><text:span text:style-name="T36">"IP address with "</text:span><text:span text:style-name="T30"> + </text:span><text:span text:style-name="T40">array</text:span><text:span text:style-name="T30">.</text:span><text:span text:style-name="T43">length</text:span><text:span text:style-name="T30"> +</text:span></text:p>
      <text:p text:style-name="P13"><text:span text:style-name="T30"><text:s text:c="20"/></text:span><text:span text:style-name="T36">" bytes has invalid prefix length "</text:span><text:span text:style-name="T30"> + </text:span><text:span text:style-name="T40">prefixLength</text:span><text:span text:style-name="T30">);</text:span></text:p>
      <text:p text:style-name="P7"/>
      <text:p text:style-name="P8">ThrowStatement [13002+135]</text:p>
      <text:p text:style-name="P14"><text:tab/>EXPRESSION</text:p>
      <text:p text:style-name="P14"><text:tab/><text:tab/><text:span text:style-name="T18">ClassInstanceCreation [13008+128]</text:span></text:p>
      <text:p text:style-name="P14"><text:tab/><text:tab/><text:tab/>&gt; (Expression) type binding: java.lang.RuntimeException</text:p>
      <text:p text:style-name="P14"><text:tab/><text:tab/><text:tab/>&gt; method binding: RuntimeException.RuntimeException(String)</text:p>
      <text:p text:style-name="P14"><text:tab/><text:tab/><text:tab/>ResolvedTypeInferredFromExpectedType: false</text:p>
      <text:p text:style-name="P14"><text:tab/><text:tab/><text:tab/>Boxing: false; Unboxing: false</text:p>
      <text:p text:style-name="P14"><text:tab/><text:tab/><text:tab/>ConstantExpressionValue: null</text:p>
      <text:p text:style-name="P14"><text:tab/><text:tab/><text:tab/>EXPRESSION: null</text:p>
      <text:p text:style-name="P14"><text:tab/><text:tab/><text:tab/>TYPE_ARGUMENTS (0)</text:p>
      <text:p text:style-name="P14"><text:tab/><text:tab/><text:tab/>TYPE</text:p>
      <text:p text:style-name="P14"><text:tab/><text:tab/><text:tab/><text:tab/><text:span text:style-name="T18">SimpleType [13012+16]</text:span></text:p>
      <text:p text:style-name="P14"><text:tab/><text:tab/><text:tab/><text:tab/><text:tab/>&gt; type binding: java.lang.RuntimeException</text:p>
      <text:p text:style-name="P14"><text:tab/><text:tab/><text:tab/><text:tab/><text:tab/>ANNOTATIONS (0)</text:p>
      <text:p text:style-name="P14"><text:tab/><text:tab/><text:tab/><text:tab/><text:tab/>NAME</text:p>
      <text:p text:style-name="P14"><text:tab/><text:tab/><text:tab/><text:tab/><text:tab/><text:tab/><text:span text:style-name="T18">SimpleName [13012+16]</text:span></text:p>
      <text:p text:style-name="P14"><text:tab/><text:tab/><text:tab/><text:tab/><text:tab/><text:tab/><text:tab/>&gt; (Expression) type binding: java.lang.RuntimeException</text:p>
      <text:p text:style-name="P14"><text:tab/><text:tab/><text:tab/><text:tab/><text:tab/><text:tab/><text:tab/>Boxing: false; Unboxing: false</text:p>
      <text:p text:style-name="P14"><text:tab/><text:tab/><text:tab/><text:tab/><text:tab/><text:tab/><text:tab/>ConstantExpressionValue: null</text:p>
      <text:p text:style-name="P14"><text:tab/><text:tab/><text:tab/><text:tab/><text:tab/><text:tab/><text:tab/>IDENTIFIER: 'RuntimeException'</text:p>
      <text:p text:style-name="P14"><text:tab/><text:tab/><text:tab/>ARGUMENTS (1)</text:p>
      <text:p text:style-name="P14"><text:tab/><text:tab/><text:tab/><text:tab/><text:span text:style-name="T18">InfixExpression [13029+106]</text:span></text:p>
      <text:p text:style-name="P14"><text:tab/><text:tab/><text:tab/><text:tab/><text:tab/>&gt; (Expression) type binding: java.lang.String</text:p>
      <text:p text:style-name="P14"><text:tab/><text:tab/><text:tab/><text:tab/><text:tab/>Boxing: false; Unboxing: false</text:p>
      <text:p text:style-name="P14"><text:tab/><text:tab/><text:tab/><text:tab/><text:tab/>ConstantExpressionValue: null</text:p>
      <text:p text:style-name="P14"><text:tab/><text:tab/><text:tab/><text:tab/><text:tab/>LEFT_OPERAND</text:p>
      <text:p text:style-name="P14"><text:tab/><text:tab/><text:tab/><text:tab/><text:tab/>OPERATOR: '+'</text:p>
      <text:p text:style-name="P14"><text:tab/><text:tab/><text:tab/><text:tab/><text:tab/>RIGHT_OPERAND</text:p>
      <text:p text:style-name="P14"><text:tab/><text:tab/><text:tab/><text:tab/><text:tab/><text:tab/><text:span text:style-name="T18">QualifiedName [13050+12]</text:span></text:p>
      <text:p text:style-name="P14"><text:soft-page-break/><text:tab/><text:tab/><text:tab/><text:tab/><text:tab/><text:tab/><text:tab/>&gt; (Expression) type binding: int</text:p>
      <text:p text:style-name="P14"><text:tab/><text:tab/><text:tab/><text:tab/><text:tab/><text:tab/><text:tab/>&gt; variable binding: &lt;some array type&gt;.length</text:p>
      <text:p text:style-name="P14"><text:tab/><text:tab/><text:tab/><text:tab/><text:tab/><text:tab/><text:tab/>Boxing: false; Unboxing: false</text:p>
      <text:p text:style-name="P14"><text:tab/><text:tab/><text:tab/><text:tab/><text:tab/><text:tab/><text:tab/>ConstantExpressionValue: null</text:p>
      <text:p text:style-name="P14"><text:tab/><text:tab/><text:tab/><text:tab/><text:tab/><text:tab/><text:tab/>QUALIFIER</text:p>
      <text:p text:style-name="P14"><text:tab/><text:tab/><text:tab/><text:tab/><text:tab/><text:tab/><text:tab/><text:tab/><text:span text:style-name="T18">SimpleName [13050+5]</text:span></text:p>
      <text:p text:style-name="P14"><text:tab/><text:tab/><text:tab/><text:tab/><text:tab/><text:tab/><text:tab/><text:tab/><text:tab/>&gt; (Expression) type binding: byte[]</text:p>
      <text:p text:style-name="P14"><text:tab/><text:tab/><text:tab/><text:tab/><text:tab/><text:tab/><text:tab/><text:tab/><text:tab/>&gt; variable binding: array</text:p>
      <text:p text:style-name="P14"><text:tab/><text:tab/><text:tab/><text:tab/><text:tab/><text:tab/><text:tab/><text:tab/><text:tab/>Boxing: false; Unboxing: false</text:p>
      <text:p text:style-name="P14"><text:tab/><text:tab/><text:tab/><text:tab/><text:tab/><text:tab/><text:tab/><text:tab/><text:tab/>ConstantExpressionValue: null</text:p>
      <text:p text:style-name="P14"><text:tab/><text:tab/><text:tab/><text:tab/><text:tab/><text:tab/><text:tab/><text:tab/><text:tab/>IDENTIFIER: 'array'</text:p>
      <text:p text:style-name="P14"><text:tab/><text:tab/><text:tab/><text:tab/><text:tab/><text:tab/><text:tab/>NAME</text:p>
      <text:p text:style-name="P14"><text:tab/><text:tab/><text:tab/><text:tab/><text:tab/><text:tab/><text:tab/><text:tab/><text:span text:style-name="T18">SimpleName [13056+6]</text:span></text:p>
      <text:p text:style-name="P14"><text:tab/><text:tab/><text:tab/><text:tab/><text:tab/><text:tab/><text:tab/><text:tab/><text:tab/>&gt; (Expression) type binding: int</text:p>
      <text:p text:style-name="P14"><text:tab/><text:tab/><text:tab/><text:tab/><text:tab/><text:tab/><text:tab/><text:tab/><text:tab/>&gt; variable binding: &lt;some array type&gt;.length</text:p>
      <text:p text:style-name="P14"><text:tab/><text:tab/><text:tab/><text:tab/><text:tab/><text:tab/><text:tab/><text:tab/><text:tab/>Boxing: false; Unboxing: false</text:p>
      <text:p text:style-name="P14"><text:tab/><text:tab/><text:tab/><text:tab/><text:tab/><text:tab/><text:tab/><text:tab/><text:tab/>ConstantExpressionValue: null</text:p>
      <text:p text:style-name="P14"><text:tab/><text:tab/><text:tab/><text:tab/><text:tab/><text:tab/><text:tab/><text:tab/><text:tab/>IDENTIFIER: 'length'</text:p>
      <text:p text:style-name="P14"><text:tab/><text:tab/><text:tab/><text:tab/><text:tab/>EXTENDED_OPERANDS (2)</text:p>
      <text:p text:style-name="P14"><text:tab/><text:tab/><text:tab/><text:tab/><text:tab/><text:tab/><text:span text:style-name="T18">StringLiteral [13085+35]</text:span></text:p>
      <text:p text:style-name="P14"><text:tab/><text:tab/><text:tab/><text:tab/><text:tab/><text:tab/><text:tab/>&gt; (Expression) type binding: java.lang.String</text:p>
      <text:p text:style-name="P14"><text:tab/><text:tab/><text:tab/><text:tab/><text:tab/><text:tab/><text:tab/>Boxing: false; Unboxing: false</text:p>
      <text:p text:style-name="P14"><text:tab/><text:tab/><text:tab/><text:tab/><text:tab/><text:tab/><text:tab/>ConstantExpressionValue: <text:s/>bytes has invalid prefix length </text:p>
      <text:p text:style-name="P14"><text:tab/><text:tab/><text:tab/><text:tab/><text:tab/><text:tab/><text:tab/>ESCAPED_VALUE: '" bytes has invalid prefix length "'</text:p>
      <text:p text:style-name="P14"><text:tab/><text:tab/><text:tab/><text:tab/><text:tab/><text:tab/><text:span text:style-name="T18">SimpleName [13123+12]</text:span></text:p>
      <text:p text:style-name="P14"><text:tab/><text:tab/><text:tab/><text:tab/><text:tab/><text:tab/><text:tab/>&gt; (Expression) type binding: int</text:p>
      <text:p text:style-name="P14"><text:tab/><text:tab/><text:tab/><text:tab/><text:tab/><text:tab/><text:tab/>&gt; variable binding: prefixLength</text:p>
      <text:p text:style-name="P14"><text:tab/><text:tab/><text:tab/><text:tab/><text:tab/><text:tab/><text:tab/>Boxing: false; Unboxing: false</text:p>
      <text:p text:style-name="P14"><text:tab/><text:tab/><text:tab/><text:tab/><text:tab/><text:tab/><text:tab/>ConstantExpressionValue: null</text:p>
      <text:p text:style-name="P14"><text:tab/><text:tab/><text:tab/><text:tab/><text:tab/><text:tab/><text:tab/>IDENTIFIER: 'prefixLength'</text:p>
      <text:p text:style-name="P14"><text:tab/><text:tab/><text:tab/>ANONYMOUS_CLASS_DECLARATION: null</text:p>
      <text:p text:style-name="P14"/>
      <text:p text:style-name="P14"/>
      <text:p text:style-name="P11"><text:span text:style-name="T1">File Path : </text:span><text:span text:style-name="T2">frameworks/base/core/java/android/net/NetworkUtils.java</text:span></text:p>
      <text:p text:style-name="P16"><text:span text:style-name="T6">Line No: 3</text:span><text:span text:style-name="T7">47</text:span></text:p>
      <text:p text:style-name="P1"><text:s/><text:span text:style-name="T9">public static InetAddress getNetworkPart(InetAddress address, int prefixLength) {</text:span></text:p>
      <text:p text:style-name="P2"><text:s text:c="8"/><text:span text:style-name="T9">byte[] array = address.getAddress();</text:span></text:p>
      <text:p text:style-name="P2"><text:s text:c="8"/><text:span text:style-name="T9">maskRawAddress(array, prefixLength);</text:span></text:p>
      <text:p text:style-name="P4"/>
      <text:p text:style-name="P2"><text:s text:c="8"/><text:span text:style-name="T9">InetAddress netPart = null;</text:span></text:p>
      <text:p text:style-name="P2"><text:s text:c="8"/><text:span text:style-name="T9">try {</text:span></text:p>
      <text:p text:style-name="P2"><text:s text:c="12"/><text:span text:style-name="T9">netPart = InetAddress.getByAddress(array);</text:span></text:p>
      <text:p text:style-name="P2"><text:s text:c="8"/><text:span text:style-name="T9">} catch (UnknownHostException e) {</text:span></text:p>
      <text:p text:style-name="P2"><text:s text:c="12"/><text:span text:style-name="T11">throw new RuntimeException("getNetworkPart error - " + e.toString());</text:span></text:p>
      <text:p text:style-name="P2"><text:s text:c="8"/><text:span text:style-name="T9">}</text:span></text:p>
      <text:p text:style-name="P2"><text:s text:c="8"/><text:span text:style-name="T9">return netPart;</text:span></text:p>
      <text:p text:style-name="P6"><text:soft-page-break/><text:s text:c="4"/><text:span text:style-name="T9">}</text:span></text:p>
      <text:p text:style-name="P12"><text:span text:style-name="T17">Violations in: </text:span><text:span text:style-name="T16">throw</text:span><text:span text:style-name="T33"> </text:span><text:span text:style-name="T24">new</text:span><text:span text:style-name="T33"> </text:span><text:span text:style-name="T31">RuntimeException</text:span><text:span text:style-name="T33">(</text:span><text:span text:style-name="T37">"getNetworkPart error - "</text:span><text:span text:style-name="T33"> + </text:span><text:span text:style-name="T41">e</text:span><text:span text:style-name="T33">.toString());</text:span></text:p>
      <text:p text:style-name="P13"><text:span text:style-name="T30"/></text:p>
      <text:p text:style-name="P12"><text:span text:style-name="T32">AST of </text:span><text:span text:style-name="T25">throw</text:span><text:span text:style-name="T33"> </text:span><text:span text:style-name="T24">new</text:span><text:span text:style-name="T33"> </text:span><text:span text:style-name="T31">RuntimeException</text:span><text:span text:style-name="T33">(</text:span><text:span text:style-name="T37">"getNetworkPart error - "</text:span><text:span text:style-name="T33"> + </text:span><text:span text:style-name="T41">e</text:span><text:span text:style-name="T33">.toString());</text:span></text:p>
      <text:p text:style-name="P10"/>
      <text:p text:style-name="P14"/>
      <text:p text:style-name="P9">ThrowStatement [14024+69]</text:p>
      <text:p text:style-name="P14"><text:tab/>EXPRESSION</text:p>
      <text:p text:style-name="P14"><text:tab/><text:tab/><text:span text:style-name="T18">ClassInstanceCreation [14030+62]</text:span></text:p>
      <text:p text:style-name="P14"><text:tab/><text:tab/><text:tab/>&gt; (Expression) type binding: java.lang.RuntimeException</text:p>
      <text:p text:style-name="P14"><text:tab/><text:tab/><text:tab/>&gt; method binding: RuntimeException.RuntimeException(String)</text:p>
      <text:p text:style-name="P14"><text:tab/><text:tab/><text:tab/>ResolvedTypeInferredFromExpectedType: false</text:p>
      <text:p text:style-name="P14"><text:tab/><text:tab/><text:tab/>Boxing: false; Unboxing: false</text:p>
      <text:p text:style-name="P14"><text:tab/><text:tab/><text:tab/>ConstantExpressionValue: null</text:p>
      <text:p text:style-name="P14"><text:tab/><text:tab/><text:tab/>EXPRESSION: null</text:p>
      <text:p text:style-name="P14"><text:tab/><text:tab/><text:tab/>TYPE_ARGUMENTS (0)</text:p>
      <text:p text:style-name="P14"><text:tab/><text:tab/><text:tab/>TYPE</text:p>
      <text:p text:style-name="P14"><text:tab/><text:tab/><text:tab/><text:tab/><text:span text:style-name="T18">SimpleType [14034+16]</text:span></text:p>
      <text:p text:style-name="P14"><text:tab/><text:tab/><text:tab/><text:tab/><text:tab/>&gt; type binding: java.lang.RuntimeException</text:p>
      <text:p text:style-name="P14"><text:tab/><text:tab/><text:tab/><text:tab/><text:tab/>ANNOTATIONS (0)</text:p>
      <text:p text:style-name="P14"><text:tab/><text:tab/><text:tab/><text:tab/><text:tab/>NAME</text:p>
      <text:p text:style-name="P14"><text:tab/><text:tab/><text:tab/><text:tab/><text:tab/><text:tab/><text:span text:style-name="T18">SimpleName [14034+16]</text:span></text:p>
      <text:p text:style-name="P14"><text:tab/><text:tab/><text:tab/><text:tab/><text:tab/><text:tab/><text:tab/>&gt; (Expression) type binding: java.lang.RuntimeException</text:p>
      <text:p text:style-name="P14"><text:tab/><text:tab/><text:tab/><text:tab/><text:tab/><text:tab/><text:tab/>Boxing: false; Unboxing: false</text:p>
      <text:p text:style-name="P14"><text:tab/><text:tab/><text:tab/><text:tab/><text:tab/><text:tab/><text:tab/>ConstantExpressionValue: null</text:p>
      <text:p text:style-name="P14"><text:tab/><text:tab/><text:tab/><text:tab/><text:tab/><text:tab/><text:tab/>IDENTIFIER: 'RuntimeException'</text:p>
      <text:p text:style-name="P14"><text:tab/><text:tab/><text:tab/>ARGUMENTS (1)</text:p>
      <text:p text:style-name="P14"><text:tab/><text:tab/><text:tab/><text:tab/><text:span text:style-name="T18">InfixExpression [14051+40]</text:span></text:p>
      <text:p text:style-name="P14"><text:tab/><text:tab/><text:tab/><text:tab/><text:tab/>&gt; (Expression) type binding: java.lang.String</text:p>
      <text:p text:style-name="P14"><text:tab/><text:tab/><text:tab/><text:tab/><text:tab/>Boxing: false; Unboxing: false</text:p>
      <text:p text:style-name="P14"><text:tab/><text:tab/><text:tab/><text:tab/><text:tab/>ConstantExpressionValue: null</text:p>
      <text:p text:style-name="P14"><text:tab/><text:tab/><text:tab/><text:tab/><text:tab/>LEFT_OPERAND</text:p>
      <text:p text:style-name="P14"><text:tab/><text:tab/><text:tab/><text:tab/><text:tab/><text:tab/><text:span text:style-name="T18">StringLiteral [14051+25]</text:span></text:p>
      <text:p text:style-name="P14"><text:tab/><text:tab/><text:tab/><text:tab/><text:tab/><text:tab/><text:tab/>&gt; (Expression) type binding: java.lang.String</text:p>
      <text:p text:style-name="P14"><text:tab/><text:tab/><text:tab/><text:tab/><text:tab/><text:tab/><text:tab/>Boxing: false; Unboxing: false</text:p>
      <text:p text:style-name="P14"><text:tab/><text:tab/><text:tab/><text:tab/><text:tab/><text:tab/><text:tab/>ConstantExpressionValue: getNetworkPart error - </text:p>
      <text:p text:style-name="P14"><text:tab/><text:tab/><text:tab/><text:tab/><text:tab/><text:tab/><text:tab/>ESCAPED_VALUE: '"getNetworkPart error - "'</text:p>
      <text:p text:style-name="P14"><text:tab/><text:tab/><text:tab/><text:tab/><text:tab/>OPERATOR: '+'</text:p>
      <text:p text:style-name="P14"><text:tab/><text:tab/><text:tab/><text:tab/><text:tab/>RIGHT_OPERAND</text:p>
      <text:p text:style-name="P14"><text:tab/><text:tab/><text:tab/><text:tab/><text:tab/><text:tab/><text:span text:style-name="T18">MethodInvocation [14079+12]</text:span></text:p>
      <text:p text:style-name="P14"><text:tab/><text:tab/><text:tab/><text:tab/><text:tab/><text:tab/><text:tab/>&gt; (Expression) type binding: java.lang.String</text:p>
      <text:p text:style-name="P14"><text:tab/><text:tab/><text:tab/><text:tab/><text:tab/><text:tab/><text:tab/>&gt; method binding: Throwable.toString()</text:p>
      <text:p text:style-name="P14"><text:tab/><text:tab/><text:tab/><text:tab/><text:tab/><text:tab/><text:tab/>ResolvedTypeInferredFromExpectedType: false</text:p>
      <text:p text:style-name="P14"><text:tab/><text:tab/><text:tab/><text:tab/><text:tab/><text:tab/><text:tab/>Boxing: false; Unboxing: false</text:p>
      <text:p text:style-name="P14"><text:tab/><text:tab/><text:tab/><text:tab/><text:tab/><text:tab/><text:tab/>ConstantExpressionValue: null</text:p>
      <text:p text:style-name="P14"><text:soft-page-break/><text:tab/><text:tab/><text:tab/><text:tab/><text:tab/><text:tab/><text:tab/>EXPRESSION</text:p>
      <text:p text:style-name="P14"><text:tab/><text:tab/><text:tab/><text:tab/><text:tab/><text:tab/><text:tab/><text:tab/><text:span text:style-name="T18">SimpleName [14079+1]</text:span></text:p>
      <text:p text:style-name="P14"><text:tab/><text:tab/><text:tab/><text:tab/><text:tab/><text:tab/><text:tab/><text:tab/><text:tab/>&gt; (Expression) type binding: java.net.UnknownHostException</text:p>
      <text:p text:style-name="P14"><text:tab/><text:tab/><text:tab/><text:tab/><text:tab/><text:tab/><text:tab/><text:tab/><text:tab/>&gt; variable binding: e</text:p>
      <text:p text:style-name="P14"><text:tab/><text:tab/><text:tab/><text:tab/><text:tab/><text:tab/><text:tab/><text:tab/><text:tab/>Boxing: false; Unboxing: false</text:p>
      <text:p text:style-name="P14"><text:tab/><text:tab/><text:tab/><text:tab/><text:tab/><text:tab/><text:tab/><text:tab/><text:tab/>ConstantExpressionValue: null</text:p>
      <text:p text:style-name="P14"><text:tab/><text:tab/><text:tab/><text:tab/><text:tab/><text:tab/><text:tab/><text:tab/><text:tab/>IDENTIFIER: 'e'</text:p>
      <text:p text:style-name="P14"><text:tab/><text:tab/><text:tab/><text:tab/><text:tab/><text:tab/><text:tab/>TYPE_ARGUMENTS (0)</text:p>
      <text:p text:style-name="P14"><text:tab/><text:tab/><text:tab/><text:tab/><text:tab/><text:tab/><text:tab/>NAME</text:p>
      <text:p text:style-name="P14"><text:tab/><text:tab/><text:tab/><text:tab/><text:tab/><text:tab/><text:tab/><text:tab/><text:span text:style-name="T18">SimpleName [14081+8]</text:span></text:p>
      <text:p text:style-name="P14"><text:tab/><text:tab/><text:tab/><text:tab/><text:tab/><text:tab/><text:tab/><text:tab/><text:tab/>&gt; (Expression) type binding: java.lang.String</text:p>
      <text:p text:style-name="P14"><text:tab/><text:tab/><text:tab/><text:tab/><text:tab/><text:tab/><text:tab/><text:tab/><text:tab/>&gt; method binding: Throwable.toString()</text:p>
      <text:p text:style-name="P14"><text:tab/><text:tab/><text:tab/><text:tab/><text:tab/><text:tab/><text:tab/><text:tab/><text:tab/>Boxing: false; Unboxing: false</text:p>
      <text:p text:style-name="P14"><text:tab/><text:tab/><text:tab/><text:tab/><text:tab/><text:tab/><text:tab/><text:tab/><text:tab/>ConstantExpressionValue: null</text:p>
      <text:p text:style-name="P14"><text:tab/><text:tab/><text:tab/><text:tab/><text:tab/><text:tab/><text:tab/><text:tab/><text:tab/>IDENTIFIER: 'toString'</text:p>
      <text:p text:style-name="P14"><text:tab/><text:tab/><text:tab/><text:tab/><text:tab/><text:tab/><text:tab/>ARGUMENTS (0)</text:p>
      <text:p text:style-name="P14"><text:tab/><text:tab/><text:tab/><text:tab/><text:tab/>EXTENDED_OPERANDS (0)</text:p>
      <text:p text:style-name="P14"><text:tab/><text:tab/><text:tab/>ANONYMOUS_CLASS_DECLARATION: nu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hul </meta:initial-creator>
    <meta:creation-date>2016-07-15T16:16:22.614484642</meta:creation-date>
    <dc:date>2016-07-15T16:34:34.338766382</dc:date>
    <dc:creator>Rahul </dc:creator>
    <meta:editing-duration>PT20S</meta:editing-duration>
    <meta:editing-cycles>1</meta:editing-cycles>
    <meta:document-statistic meta:table-count="0" meta:image-count="0" meta:object-count="0" meta:page-count="4" meta:paragraph-count="143" meta:word-count="488" meta:character-count="5313" meta:non-whitespace-character-count="4103"/>
    <meta:generator>LibreOffice/4.4.6.3$Linux_X86_64 LibreOffice_project/40m0$Build-3</meta:generator>
  </office:meta>
</office:document-meta>
</file>